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1.9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3"/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"/>
    <style:style style:name="ce7" style:family="table-cell" style:parent-style-name="Default" style:data-style-name="N10">
      <style:text-properties fo:font-weight="bold" style:font-weight-asian="bold" style:font-weight-complex="bold"/>
    </style:style>
    <style:style style:name="ce8" style:family="table-cell" style:parent-style-name="Default" style:data-style-name="N10">
      <style:text-properties fo:font-weight="normal" style:font-weight-asian="normal" style:font-weight-complex="normal"/>
    </style:style>
    <style:style style:name="ce9" style:family="table-cell" style:parent-style-name="Default" style:data-style-name="N11"/>
    <style:style style:name="ce10" style:family="table-cell" style:parent-style-name="Default" style:data-style-name="N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ED Contribution Properti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Blue LED</text:p>
          </table:table-cell>
          <table:table-cell office:value-type="string" calcext:value-type="string">
            <text:p>White LED</text:p>
          </table:table-cell>
          <table:table-cell office:value-type="string" calcext:value-type="string">
            <text:p>“All On” To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4" calcext:value-type="float">
            <text:p>74</text:p>
          </table:table-cell>
          <table:table-cell table:formula="of:=SUM([.B5:.E5])" office:value-type="float" office:value="174" calcext:value-type="float">
            <text:p>174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string" calcext:value-type="string">
            <text:p>G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9" calcext:value-type="float">
            <text:p>69</text:p>
          </table:table-cell>
          <table:table-cell table:formula="of:=SUM([.B6:.E6])" office:value-type="float" office:value="169" calcext:value-type="float">
            <text:p>169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8" calcext:value-type="float">
            <text:p>58</text:p>
          </table:table-cell>
          <table:table-cell table:formula="of:=SUM([.B7:.E7])" office:value-type="float" office:value="158" calcext:value-type="float">
            <text:p>158</text:p>
          </table:table-cell>
          <table:table-cell table:style-name="ce1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Normalized LED Properties (overall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</text:p>
          </table:table-cell>
          <table:table-cell table:formula="of:=[.B5]/MAX([.$F$5:.$F$7])" office:value-type="float" office:value="0.574712643678161" calcext:value-type="float">
            <text:p>0.5747126437</text:p>
          </table:table-cell>
          <table:table-cell table:formula="of:=[.C5]/MAX([.$F$5:.$F$7])" office:value-type="float" office:value="0" calcext:value-type="float">
            <text:p>0</text:p>
          </table:table-cell>
          <table:table-cell table:formula="of:=[.D5]/MAX([.$F$5:.$F$7])" office:value-type="float" office:value="0" calcext:value-type="float">
            <text:p>0</text:p>
          </table:table-cell>
          <table:table-cell table:formula="of:=[.E5]/MAX([.$F$5:.$F$7])" office:value-type="float" office:value="0.425287356321839" calcext:value-type="float">
            <text:p>0.42528735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</text:p>
          </table:table-cell>
          <table:table-cell table:formula="of:=[.B6]/MAX([.$F$5:.$F$7])" office:value-type="float" office:value="0" calcext:value-type="float">
            <text:p>0</text:p>
          </table:table-cell>
          <table:table-cell table:formula="of:=[.C6]/MAX([.$F$5:.$F$7])" office:value-type="float" office:value="0.574712643678161" calcext:value-type="float">
            <text:p>0.5747126437</text:p>
          </table:table-cell>
          <table:table-cell table:formula="of:=[.D6]/MAX([.$F$5:.$F$7])" office:value-type="float" office:value="0" calcext:value-type="float">
            <text:p>0</text:p>
          </table:table-cell>
          <table:table-cell table:formula="of:=[.E6]/MAX([.$F$5:.$F$7])" office:value-type="float" office:value="0.396551724137931" calcext:value-type="float">
            <text:p>0.3965517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table:formula="of:=[.B7]/MAX([.$F$5:.$F$7])" office:value-type="float" office:value="0" calcext:value-type="float">
            <text:p>0</text:p>
          </table:table-cell>
          <table:table-cell table:formula="of:=[.C7]/MAX([.$F$5:.$F$7])" office:value-type="float" office:value="0" calcext:value-type="float">
            <text:p>0</text:p>
          </table:table-cell>
          <table:table-cell table:formula="of:=[.D7]/MAX([.$F$5:.$F$7])" office:value-type="float" office:value="0.574712643678161" calcext:value-type="float">
            <text:p>0.5747126437</text:p>
          </table:table-cell>
          <table:table-cell table:formula="of:=[.E7]/MAX([.$F$5:.$F$7])" office:value-type="float" office:value="0.333333333333333" calcext:value-type="float">
            <text:p>0.3333333333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LED PWM Drive – Manual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Drive Level</text:p>
          </table:table-cell>
          <table:table-cell table:number-columns-repeated="4" table:style-name="ce6" office:value-type="percentage" office:value="1" calcext:value-type="percentage">
            <text:p>100%</text:p>
          </table:table-cell>
          <table:table-cell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</text:p>
          </table:table-cell>
          <table:table-cell table:formula="of:=[.B$16]*[.B10]" office:value-type="float" office:value="0.574712643678161" calcext:value-type="float">
            <text:p>0.5747126437</text:p>
          </table:table-cell>
          <table:table-cell table:formula="of:=[.C$16]*[.C10]" office:value-type="float" office:value="0" calcext:value-type="float">
            <text:p>0</text:p>
          </table:table-cell>
          <table:table-cell table:formula="of:=[.D$16]*[.D10]" office:value-type="float" office:value="0" calcext:value-type="float">
            <text:p>0</text:p>
          </table:table-cell>
          <table:table-cell table:formula="of:=[.E$16]*[.E10]" office:value-type="float" office:value="0.425287356321839" calcext:value-type="float">
            <text:p>0.4252873563</text:p>
          </table:table-cell>
          <table:table-cell table:style-name="ce10" table:formula="of:=SUM([.B17:.E17])" office:value-type="float" office:value="1" calcext:value-type="float">
            <text:p>1.00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string" calcext:value-type="string">
            <text:p>G</text:p>
          </table:table-cell>
          <table:table-cell table:formula="of:=[.B$16]*[.B11]" office:value-type="float" office:value="0" calcext:value-type="float">
            <text:p>0</text:p>
          </table:table-cell>
          <table:table-cell table:formula="of:=[.C$16]*[.C11]" office:value-type="float" office:value="0.574712643678161" calcext:value-type="float">
            <text:p>0.5747126437</text:p>
          </table:table-cell>
          <table:table-cell table:formula="of:=[.D$16]*[.D11]" office:value-type="float" office:value="0" calcext:value-type="float">
            <text:p>0</text:p>
          </table:table-cell>
          <table:table-cell table:formula="of:=[.E$16]*[.E11]" office:value-type="float" office:value="0.396551724137931" calcext:value-type="float">
            <text:p>0.3965517241</text:p>
          </table:table-cell>
          <table:table-cell table:style-name="ce10" table:formula="of:=SUM([.B18:.E18])" office:value-type="float" office:value="0.971264367816092" calcext:value-type="float">
            <text:p>0.97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string" calcext:value-type="string">
            <text:p>B</text:p>
          </table:table-cell>
          <table:table-cell table:formula="of:=[.B$16]*[.B12]" office:value-type="float" office:value="0" calcext:value-type="float">
            <text:p>0</text:p>
          </table:table-cell>
          <table:table-cell table:formula="of:=[.C$16]*[.C12]" office:value-type="float" office:value="0" calcext:value-type="float">
            <text:p>0</text:p>
          </table:table-cell>
          <table:table-cell table:formula="of:=[.D$16]*[.D12]" office:value-type="float" office:value="0.574712643678161" calcext:value-type="float">
            <text:p>0.5747126437</text:p>
          </table:table-cell>
          <table:table-cell table:formula="of:=[.E$16]*[.E12]" office:value-type="float" office:value="0.333333333333333" calcext:value-type="float">
            <text:p>0.3333333333</text:p>
          </table:table-cell>
          <table:table-cell table:style-name="ce10" table:formula="of:=SUM([.B19:.E19])" office:value-type="float" office:value="0.908045977011494" calcext:value-type="float">
            <text:p>0.91</text:p>
          </table:table-cell>
          <table:table-cell table:style-name="ce1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GB to RGBW – Accurate, but limited RGB range</text:p>
          </table:table-cell>
          <table:table-cell table:style-name="ce5" table:number-columns-repeated="1023"/>
        </table:table-row>
        <table:table-row table:style-name="ro1">
          <table:table-cell table:style-name="ce1"/>
          <table:table-cell office:value-type="string" calcext:value-type="string">
            <text:p>Desired</text:p>
          </table:table-cell>
          <table:table-cell/>
          <table:table-cell office:value-type="string" calcext:value-type="string">
            <text:p>% of W 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9" table:formula="of:=[.B23]/[.E$10]" office:value-type="percentage" office:value="1.17567567567568" calcext:value-type="percentage">
            <text:p>117.5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9" table:formula="of:=[.B24]/[.E$11]" office:value-type="percentage" office:value="1.26086956521739" calcext:value-type="percentage">
            <text:p>126.0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9" table:formula="of:=[.B25]/[.E$12]" office:value-type="percentage" office:value="1.5" calcext:value-type="percentage">
            <text:p>150.0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Blue LED</text:p>
          </table:table-cell>
          <table:table-cell office:value-type="string" calcext:value-type="string">
            <text:p>White LED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rive Level</text:p>
          </table:table-cell>
          <table:table-cell table:style-name="ce7" table:formula="of:=([.B23]-[.E28]*[.E10])/[.B$10]" office:value-type="percentage" office:value="0.13" calcext:value-type="percentage">
            <text:p>13%</text:p>
          </table:table-cell>
          <table:table-cell table:style-name="ce7" table:formula="of:=([.B24]-[.E28]*[.E11])/[.C$11]" office:value-type="percentage" office:value="0.18" calcext:value-type="percentage">
            <text:p>18%</text:p>
          </table:table-cell>
          <table:table-cell table:style-name="ce7" table:formula="of:=([.B25]-[.E28]*[.E12])/[.D$12]" office:value-type="percentage" office:value="0.29" calcext:value-type="percentage">
            <text:p>29%</text:p>
          </table:table-cell>
          <table:table-cell table:style-name="ce7" table:formula="of:=MIN([.D23:.D25];1)" office:value-type="percentage" office:value="1" calcext:value-type="percentage">
            <text:p>100%</text:p>
          </table:table-cell>
          <table:table-cell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</text:p>
          </table:table-cell>
          <table:table-cell table:formula="of:=[.B$28]*[.B10]" office:value-type="float" office:value="0.0747126436781609" calcext:value-type="float">
            <text:p>0.0747126437</text:p>
          </table:table-cell>
          <table:table-cell table:formula="of:=[.C$28]*[.C10]" office:value-type="float" office:value="0" calcext:value-type="float">
            <text:p>0</text:p>
          </table:table-cell>
          <table:table-cell table:formula="of:=[.D$28]*[.D10]" office:value-type="float" office:value="0" calcext:value-type="float">
            <text:p>0</text:p>
          </table:table-cell>
          <table:table-cell table:formula="of:=[.E$28]*[.E10]" office:value-type="float" office:value="0.425287356321839" calcext:value-type="float">
            <text:p>0.4252873563</text:p>
          </table:table-cell>
          <table:table-cell table:style-name="ce10" table:formula="of:=SUM([.B29:.E29])" office:value-type="float" office:value="0.5" calcext:value-type="float">
            <text:p>0.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</text:p>
          </table:table-cell>
          <table:table-cell table:formula="of:=[.B$28]*[.B11]" office:value-type="float" office:value="0" calcext:value-type="float">
            <text:p>0</text:p>
          </table:table-cell>
          <table:table-cell table:formula="of:=[.C$28]*[.C11]" office:value-type="float" office:value="0.103448275862069" calcext:value-type="float">
            <text:p>0.1034482759</text:p>
          </table:table-cell>
          <table:table-cell table:formula="of:=[.D$28]*[.D11]" office:value-type="float" office:value="0" calcext:value-type="float">
            <text:p>0</text:p>
          </table:table-cell>
          <table:table-cell table:formula="of:=[.E$28]*[.E11]" office:value-type="float" office:value="0.396551724137931" calcext:value-type="float">
            <text:p>0.3965517241</text:p>
          </table:table-cell>
          <table:table-cell table:style-name="ce10" table:formula="of:=SUM([.B30:.E30])" office:value-type="float" office:value="0.5" calcext:value-type="float">
            <text:p>0.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table:formula="of:=[.B$28]*[.B12]" office:value-type="float" office:value="0" calcext:value-type="float">
            <text:p>0</text:p>
          </table:table-cell>
          <table:table-cell table:formula="of:=[.C$28]*[.C12]" office:value-type="float" office:value="0" calcext:value-type="float">
            <text:p>0</text:p>
          </table:table-cell>
          <table:table-cell table:formula="of:=[.D$28]*[.D12]" office:value-type="float" office:value="0.166666666666667" calcext:value-type="float">
            <text:p>0.1666666667</text:p>
          </table:table-cell>
          <table:table-cell table:formula="of:=[.E$28]*[.E12]" office:value-type="float" office:value="0.333333333333333" calcext:value-type="float">
            <text:p>0.3333333333</text:p>
          </table:table-cell>
          <table:table-cell table:style-name="ce10" table:formula="of:=SUM([.B31:.E31])" office:value-type="float" office:value="0.5" calcext:value-type="float">
            <text:p>0.5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GB to RGBW – Full RGB range, Preserve Hue &amp; Sat, limit brightness if necessary (Accurate until a range is exceeded)</text:p>
          </table:table-cell>
          <table:table-cell table:style-name="ce5" table:number-columns-repeated="1023"/>
        </table:table-row>
        <table:table-row table:style-name="ro1">
          <table:table-cell table:style-name="ce1"/>
          <table:table-cell office:value-type="string" calcext:value-type="string">
            <text:p>Desired</text:p>
          </table:table-cell>
          <table:table-cell/>
          <table:table-cell office:value-type="string" calcext:value-type="string">
            <text:p>% of W 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table:formula="of:=[.B35]/[.E$10]" office:value-type="percentage" office:value="2.35135135135135" calcext:value-type="percentage">
            <text:p>235.1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[.B36]/[.E$11]" office:value-type="percentage" office:value="0" calcext:value-type="percentage">
            <text:p>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table:formula="of:=[.B37]/[.E$12]" office:value-type="percentage" office:value="0" calcext:value-type="percentage">
            <text:p>0.0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Blue LED</text:p>
          </table:table-cell>
          <table:table-cell office:value-type="string" calcext:value-type="string">
            <text:p>White LE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rig. Drive Level</text:p>
          </table:table-cell>
          <table:table-cell table:style-name="ce8" table:formula="of:=([.B35]-[.E40]*[.E10])/[.B$10]" office:value-type="percentage" office:value="1.74" calcext:value-type="percentage">
            <text:p>174%</text:p>
          </table:table-cell>
          <table:table-cell table:style-name="ce8" table:formula="of:=([.B36]-[.E40]*[.E11])/[.C$11]" office:value-type="percentage" office:value="0" calcext:value-type="percentage">
            <text:p>0%</text:p>
          </table:table-cell>
          <table:table-cell table:style-name="ce8" table:formula="of:=([.B37]-[.E40]*[.E12])/[.D$12]" office:value-type="percentage" office:value="0" calcext:value-type="percentage">
            <text:p>0%</text:p>
          </table:table-cell>
          <table:table-cell table:style-name="ce8" table:formula="of:=MIN([.D35:.D37];1)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caled Drive Level</text:p>
          </table:table-cell>
          <table:table-cell table:style-name="ce7" table:formula="of:=IF(MAX([.$B40:.$E40])&gt;1;[.B40]/MAX([.$B40:.$E40]);[.B40])" office:value-type="percentage" office:value="1" calcext:value-type="percentage">
            <text:p>100%</text:p>
          </table:table-cell>
          <table:table-cell table:style-name="ce7" table:formula="of:=IF(MAX([.$B40:.$E40])&gt;1;[.C40]/MAX([.$B40:.$E40]);[.C40])" office:value-type="percentage" office:value="0" calcext:value-type="percentage">
            <text:p>0%</text:p>
          </table:table-cell>
          <table:table-cell table:style-name="ce7" table:formula="of:=IF(MAX([.$B40:.$E40])&gt;1;[.D40]/MAX([.$B40:.$E40]);[.D40])" office:value-type="percentage" office:value="0" calcext:value-type="percentage">
            <text:p>0%</text:p>
          </table:table-cell>
          <table:table-cell table:style-name="ce7" table:formula="of:=IF(MAX([.$B40:.$E40])&gt;1;[.E40]/MAX([.$B40:.$E40]);[.E40])" office:value-type="percentage" office:value="0" calcext:value-type="percentage">
            <text:p>0%</text:p>
          </table:table-cell>
          <table:table-cell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</text:p>
          </table:table-cell>
          <table:table-cell table:formula="of:=[.B$41]*[.B10]" office:value-type="float" office:value="0.574712643678161" calcext:value-type="float">
            <text:p>0.5747126437</text:p>
          </table:table-cell>
          <table:table-cell table:formula="of:=[.C$41]*[.C10]" office:value-type="float" office:value="0" calcext:value-type="float">
            <text:p>0</text:p>
          </table:table-cell>
          <table:table-cell table:formula="of:=[.D$41]*[.D10]" office:value-type="float" office:value="0" calcext:value-type="float">
            <text:p>0</text:p>
          </table:table-cell>
          <table:table-cell table:formula="of:=[.E$41]*[.E10]" office:value-type="float" office:value="0" calcext:value-type="float">
            <text:p>0</text:p>
          </table:table-cell>
          <table:table-cell table:style-name="ce10" table:formula="of:=SUM([.B42:.E42])" office:value-type="float" office:value="0.574712643678161" calcext:value-type="float">
            <text:p>0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</text:p>
          </table:table-cell>
          <table:table-cell table:formula="of:=[.B$41]*[.B11]" office:value-type="float" office:value="0" calcext:value-type="float">
            <text:p>0</text:p>
          </table:table-cell>
          <table:table-cell table:formula="of:=[.C$41]*[.C11]" office:value-type="float" office:value="0" calcext:value-type="float">
            <text:p>0</text:p>
          </table:table-cell>
          <table:table-cell table:formula="of:=[.D$41]*[.D11]" office:value-type="float" office:value="0" calcext:value-type="float">
            <text:p>0</text:p>
          </table:table-cell>
          <table:table-cell table:formula="of:=[.E$41]*[.E11]" office:value-type="float" office:value="0" calcext:value-type="float">
            <text:p>0</text:p>
          </table:table-cell>
          <table:table-cell table:style-name="ce10" table:formula="of:=SUM([.B43:.E43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table:formula="of:=[.B$41]*[.B12]" office:value-type="float" office:value="0" calcext:value-type="float">
            <text:p>0</text:p>
          </table:table-cell>
          <table:table-cell table:formula="of:=[.C$41]*[.C12]" office:value-type="float" office:value="0" calcext:value-type="float">
            <text:p>0</text:p>
          </table:table-cell>
          <table:table-cell table:formula="of:=[.D$41]*[.D12]" office:value-type="float" office:value="0" calcext:value-type="float">
            <text:p>0</text:p>
          </table:table-cell>
          <table:table-cell table:formula="of:=[.E$41]*[.E12]" office:value-type="float" office:value="0" calcext:value-type="float">
            <text:p>0</text:p>
          </table:table-cell>
          <table:table-cell table:style-name="ce10" table:formula="of:=SUM([.B44:.E44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GB to RGBW – Full RGB range, Preserve Hue &amp; Sat, Stretch brightness to fill RGB range </text:p>
          </table:table-cell>
          <table:table-cell table:style-name="ce5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0">
      <number:number number:decimal-places="1" number:min-integer-digits="1"/>
      <number:text>%</number:text>
    </number:percentage-style>
    <number:number-style style:name="N121">
      <number:number number: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5-12-31T17:25:36.206982701</meta:creation-date>
    <dc:date>2016-01-01T22:30:50.272271576</dc:date>
    <dc:creator>Alex </dc:creator>
    <meta:editing-duration>P1DT2H19M21S</meta:editing-duration>
    <meta:editing-cycles>2</meta:editing-cycles>
    <meta:generator>LibreOffice/4.4.3.2$Linux_X86_64 LibreOffice_project/40m0$Build-2</meta:generator>
    <meta:document-statistic meta:table-count="1" meta:cell-count="151" meta:object-count="0"/>
  </office:meta>
</office:document-meta>
</file>